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972cm" fo:margin-left="0cm" table:align="left"/>
    </style:style>
    <style:style style:name="Table1.A" style:family="table-column">
      <style:table-column-properties style:column-width="4.99cm"/>
    </style:style>
    <style:style style:name="Table1.B" style:family="table-column">
      <style:table-column-properties style:column-width="3.9cm"/>
    </style:style>
    <style:style style:name="Table1.C" style:family="table-column">
      <style:table-column-properties style:column-width="6.08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officeooo:rsid="0016a10f" officeooo:paragraph-rsid="0016a10f"/>
    </style:style>
    <style:style style:name="P3" style:family="paragraph" style:parent-style-name="Normal">
      <style:text-properties fo:language="en" fo:country="US" officeooo:rsid="0019232d" officeooo:paragraph-rsid="0019232d"/>
    </style:style>
    <style:style style:name="P4" style:family="paragraph" style:parent-style-name="Normal">
      <style:text-properties officeooo:rsid="002f6e67" officeooo:paragraph-rsid="002f6e67"/>
    </style:style>
    <style:style style:name="P5" style:family="paragraph" style:parent-style-name="Normal">
      <style:text-properties officeooo:paragraph-rsid="001f4429"/>
    </style:style>
    <style:style style:name="P6" style:family="paragraph" style:parent-style-name="Normal">
      <style:text-properties officeooo:rsid="003d5f25" officeooo:paragraph-rsid="003d5f25"/>
    </style:style>
    <style:style style:name="P7" style:family="paragraph" style:parent-style-name="Normal">
      <style:text-properties officeooo:rsid="003f5614" officeooo:paragraph-rsid="003f5614"/>
    </style:style>
    <style:style style:name="P8" style:family="paragraph" style:parent-style-name="Normal" style:master-page-name="MP0">
      <style:paragraph-properties style:page-number="auto" fo:break-before="page"/>
      <style:text-properties fo:language="en" fo:country="US"/>
    </style:style>
    <style:style style:name="P9" style:family="paragraph" style:parent-style-name="Normal">
      <style:text-properties officeooo:rsid="0040178d" officeooo:paragraph-rsid="0040178d"/>
    </style:style>
    <style:style style:name="P10" style:family="paragraph" style:parent-style-name="Normal">
      <style:text-properties officeooo:rsid="0040178d" officeooo:paragraph-rsid="0043731f"/>
    </style:style>
    <style:style style:name="P11" style:family="paragraph" style:parent-style-name="Normal">
      <style:text-properties officeooo:rsid="003d5f25"/>
    </style:style>
    <style:style style:name="P12" style:family="paragraph" style:parent-style-name="Normal">
      <style:text-properties officeooo:rsid="003d5f25" officeooo:paragraph-rsid="001b7412"/>
    </style:style>
    <style:style style:name="P13" style:family="paragraph" style:parent-style-name="Normal">
      <style:text-properties officeooo:rsid="003d5f25" officeooo:paragraph-rsid="003d5f25"/>
    </style:style>
    <style:style style:name="P14" style:family="paragraph" style:parent-style-name="Normal">
      <style:text-properties officeooo:paragraph-rsid="003d5f25"/>
    </style:style>
    <style:style style:name="P15" style:family="paragraph" style:parent-style-name="Normal">
      <style:text-properties officeooo:rsid="002f6e67" officeooo:paragraph-rsid="002f6e67"/>
    </style:style>
    <style:style style:name="P16" style:family="paragraph" style:parent-style-name="Normal">
      <style:text-properties officeooo:rsid="002f6e67" officeooo:paragraph-rsid="0040178d"/>
    </style:style>
    <style:style style:name="P17" style:family="paragraph" style:parent-style-name="Normal">
      <style:text-properties officeooo:rsid="0043731f" officeooo:paragraph-rsid="0043731f"/>
    </style:style>
    <style:style style:name="P18" style:family="paragraph" style:parent-style-name="Normal">
      <style:text-properties officeooo:rsid="0043731f" officeooo:paragraph-rsid="0048807f"/>
    </style:style>
    <style:style style:name="P19" style:family="paragraph" style:parent-style-name="Normal">
      <style:text-properties officeooo:rsid="00444da1" officeooo:paragraph-rsid="00444da1"/>
    </style:style>
    <style:style style:name="P20" style:family="paragraph" style:parent-style-name="Normal">
      <style:text-properties officeooo:rsid="00464b29" officeooo:paragraph-rsid="00464b29"/>
    </style:style>
    <style:style style:name="P21" style:family="paragraph" style:parent-style-name="Normal">
      <style:text-properties officeooo:rsid="00469367" officeooo:paragraph-rsid="00469367"/>
    </style:style>
    <style:style style:name="P22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0178d"/>
    </style:style>
    <style:style style:name="P23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0178d" officeooo:paragraph-rsid="0040178d"/>
    </style:style>
    <style:style style:name="P24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3731f"/>
    </style:style>
    <style:style style:name="P25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3731f" officeooo:paragraph-rsid="0043731f"/>
    </style:style>
    <style:style style:name="P26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44da1" officeooo:paragraph-rsid="0043731f"/>
    </style:style>
    <style:style style:name="P27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64b29" officeooo:paragraph-rsid="0043731f"/>
    </style:style>
    <style:style style:name="P28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64b29" officeooo:paragraph-rsid="00444da1"/>
    </style:style>
    <style:style style:name="P29" style:family="paragraph" style:parent-style-name="Normal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464b29" officeooo:paragraph-rsid="00464b29"/>
    </style:style>
    <style:style style:name="T1" style:family="text">
      <style:text-properties officeooo:rsid="003d5f25"/>
    </style:style>
    <style:style style:name="T2" style:family="text">
      <style:text-properties officeooo:rsid="003f5614"/>
    </style:style>
    <style:style style:name="T3" style:family="text">
      <style:text-properties officeooo:rsid="0040178d"/>
    </style:style>
    <style:style style:name="T4" style:family="text">
      <style:text-properties officeooo:rsid="0043731f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444da1"/>
    </style:style>
    <style:style style:name="T8" style:family="text">
      <style:text-properties style:text-line-through-style="none" style:text-line-through-type="none" fo:font-style="italic" style:font-style-asian="italic" style:font-style-complex="italic"/>
    </style:style>
    <style:style style:name="T9" style:family="text">
      <style:text-properties style:text-line-through-style="none" style:text-line-through-type="none" fo:font-style="normal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00469367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ario de bordo </text:p>
      <text:p text:style-name="P2">Pedro Cunial Camp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ta:</text:p>
          </table:table-cell>
          <table:table-cell table:style-name="Table1.A1" table:number-columns-spanned="2" office:value-type="string">
            <text:p text:style-name="P3"><text:span text:style-name="T3">09</text:span>/0<text:span text:style-name="T3">4</text:span>/2018</text:p>
          </table:table-cell>
          <table:covered-table-cell/>
        </table:table-row>
        <table:table-row>
          <table:table-cell table:style-name="Table1.A1" office:value-type="string">
            <text:p text:style-name="Normal">Dados de endereçamento do(s) alvo(s)</text:p>
          </table:table-cell>
          <table:table-cell table:style-name="Table1.A1" table:number-columns-spanned="2" office:value-type="string">
            <text:p text:style-name="P9">IP:: 10.0.0.254</text:p>
            <text:p text:style-name="P9">Host Linux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Normal">Dados coletados de Rede (Portas/serviços, topologia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4"><text:s text:c="2"/><text:span text:style-name="T3">(vide primeiro comando do grupo abaixo)</text:span></text:p>
            <text:p text:style-name="P4"/>
          </table:table-cell>
          <table:covered-table-cell/>
          <table:table-cell table:style-name="Table1.A1" office:value-type="string">
            <text:p text:style-name="P16"><text:s/><text:span text:style-name="T3">Nmap -sV 10.0.0.254 -Pn</text:span></text:p>
            <text:p text:style-name="P16"><text:span text:style-name="T3"><text:s/>(1 e 3) </text:span></text:p>
          </table:table-cell>
        </table:table-row>
        <table:table-row>
          <table:table-cell table:style-name="Table1.A1" table:number-columns-spanned="2" office:value-type="string">
            <text:p text:style-name="Normal"><text:span text:style-name="T2">D</text:span>ados coletados de aplicação (SO, versões de serviços..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12">Host is up (0.014s latency).</text:p>
            <text:p text:style-name="P12">Not shown: 811 closed ports, 168 filtered ports</text:p>
            <text:p text:style-name="P12">PORT <text:s text:c="4"/>STATE SERVICE <text:s text:c="4"/>VERSION</text:p>
            <text:p text:style-name="P12">21/tcp <text:s text:c="2"/>open <text:s/>ftp <text:s text:c="8"/>vsftpd 2.3.4</text:p>
            <text:p text:style-name="P12">22/tcp <text:s text:c="2"/>open <text:s/>ssh <text:s text:c="8"/>OpenSSH 4.7p1 Debian 8ubuntu1 (protocol 2.0)</text:p>
            <text:p text:style-name="P12">23/tcp <text:s text:c="2"/>open <text:s/>telnet <text:s text:c="5"/>Linux telnetd</text:p>
            <text:p text:style-name="P12">25/tcp <text:s text:c="2"/>open <text:s/>smtp <text:s text:c="7"/>Postfix smtpd</text:p>
            <text:p text:style-name="P12">53/tcp <text:s text:c="2"/>open <text:s/>domain <text:s text:c="5"/>ISC BIND 9.4.2</text:p>
            <text:p text:style-name="P12">80/tcp <text:s text:c="2"/>open <text:s/>http <text:s text:c="7"/>Apache httpd 2.2.8 ((Ubuntu) DAV/2)</text:p>
            <text:p text:style-name="P12">111/tcp <text:s/>open <text:s/>rpcbind <text:s text:c="4"/>2 (RPC #100000)</text:p>
            <text:p text:style-name="P12">139/tcp <text:s/>open <text:s/>netbios-ssn Samba smbd 3.X - 4.X (workgroup: WORKGROUP)</text:p>
            <text:p text:style-name="P12">445/tcp <text:s/>open <text:s/>netbios-ssn Samba smbd 3.X - 4.X (workgroup: WORKGROUP)</text:p>
            <text:p text:style-name="P12">512/tcp <text:s/>open <text:s/>exec <text:s text:c="7"/>netkit-rsh rexecd</text:p>
            <text:p text:style-name="P12">513/tcp <text:s/>open <text:s/>login <text:s text:c="6"/>OpenBSD or Solaris rlogind</text:p>
            <text:p text:style-name="P12">514/tcp <text:s/>open <text:s/>shell <text:s text:c="6"/>Netkit rshd</text:p>
            <text:p text:style-name="P12">1099/tcp open <text:s/>rmiregistry GNU Classpath grmiregistry</text:p>
            <text:p text:style-name="P12">1524/tcp open <text:s/>shell <text:s text:c="6"/>Metasploitable root shell</text:p>
            <text:p text:style-name="P12">2049/tcp open <text:s/>nfs <text:s text:c="8"/>2-4 (RPC #100003)</text:p>
            <text:p text:style-name="P12">5432/tcp open <text:s/>postgresql <text:s/>PostgreSQL <text:soft-page-break/>DB 8.3.0 - 8.3.7</text:p>
            <text:p text:style-name="P12">5900/tcp open <text:s/>vnc <text:s text:c="8"/>VNC (protocol 3.3)</text:p>
            <text:p text:style-name="P12">6000/tcp open <text:s/>X11 <text:s text:c="8"/>(access denied)</text:p>
            <text:p text:style-name="P12">6667/tcp open <text:s/>irc <text:s text:c="8"/>UnrealIRCd</text:p>
            <text:p text:style-name="P12">8009/tcp open <text:s/>ajp13 <text:s text:c="6"/>Apache Jserv (Protocol v1.3)</text:p>
            <text:p text:style-name="P12">8180/tcp open <text:s/>http <text:s text:c="7"/>Apache Tomcat/Coyote JSP engine 1.1</text:p>
            <text:p text:style-name="P12">Service Info: Hosts: <text:s/>metasploitable.localdomain, localhost, irc.Metasploitable.LAN; OSs: Unix, Linux; CPE: cpe:/o:linux:linux_kernel</text:p>
            <text:p text:style-name="P12"/>
            <text:p text:style-name="P22"/>
            <text:p text:style-name="P9"/>
            <text:p text:style-name="Normal"/>
            <text:p text:style-name="Normal">PING 10.0.0.254 (10.0.0.254) 56(84) bytes of data.</text:p>
            <text:p text:style-name="Normal">64 bytes from 10.0.0.254: icmp_seq=1 ttl=64 time=122 ms</text:p>
            <text:p text:style-name="Normal">64 bytes from 10.0.0.254: icmp_seq=2 ttl=64 time=3.94 ms</text:p>
            <text:p text:style-name="Normal">64 bytes from 10.0.0.254: icmp_seq=3 ttl=64 time=837 ms</text:p>
            <text:p text:style-name="Normal"/>
            <text:p text:style-name="Normal">--- 10.0.0.254 ping statistics ---</text:p>
            <text:p text:style-name="Normal">3 packets transmitted, 3 received, 0% packet loss, time 2002ms</text:p>
            <text:p text:style-name="Normal">rtt min/avg/max/mdev = 3.947/321.020/837.068/368.072 ms</text:p>
            <text:p text:style-name="Normal"/>
            <text:p text:style-name="P24"/>
            <text:p text:style-name="P17"/>
            <text:p text:style-name="P17"/>
            <text:p text:style-name="P17">Starting Nmap 7.60 ( https://nmap.org ) at 2018-04-09 13:52 -03</text:p>
            <text:p text:style-name="P17">Nmap scan report for 10.0.0.254</text:p>
            <text:p text:style-name="P17">Host is up (0.0043s latency).</text:p>
            <text:p text:style-name="P17"/>
            <text:p text:style-name="P17">PORT <text:s text:c="3"/>STATE SERVICE <text:s text:c="4"/>VERSION</text:p>
            <text:p text:style-name="P17">445/tcp open <text:s/>netbios-ssn Samba smbd 3.X - 4.X (workgroup: WORKGROUP)</text:p>
            <text:p text:style-name="P17"/>
            <text:p text:style-name="P17">Host script results:</text:p>
            <text:p text:style-name="P17">|_smb-vuln-ms10-054: false</text:p>
            <text:p text:style-name="P17">|_smb-vuln-ms10-061: false</text:p>
            <text:p text:style-name="P25"/>
            <text:p text:style-name="P17"><text:soft-page-break/>Starting Nmap 7.60 ( https://nmap.org ) at 2018-04-09 13:55 -03</text:p>
            <text:p text:style-name="P17">Nmap scan report for 10.0.0.254</text:p>
            <text:p text:style-name="P17">Host is up (0.027s latency).</text:p>
            <text:p text:style-name="P17"/>
            <text:p text:style-name="P17">PORT <text:s text:c="4"/>STATE SERVICE VERSION</text:p>
            <text:p text:style-name="P17">1524/tcp open <text:s/>shell <text:s text:c="2"/>Metasploitable root shell</text:p>
            <text:p text:style-name="P17"/>
            <text:p text:style-name="P25"/>
            <text:p text:style-name="P17"/>
            <text:p text:style-name="P17">Starting Nmap 7.60 ( https://nmap.org ) at 2018-04-09 13:57 -03</text:p>
            <text:p text:style-name="P17">Nmap scan report for 10.0.0.254</text:p>
            <text:p text:style-name="P17">Host is up (0.0033s latency).</text:p>
            <text:p text:style-name="P17"/>
            <text:p text:style-name="P17">PORT <text:s text:c="3"/>STATE SERVICE VERSION</text:p>
            <text:p text:style-name="P17">512/tcp open <text:s/>exec <text:s text:c="3"/>netkit-rsh rexecd</text:p>
            <text:p text:style-name="P17">513/tcp open <text:s/>login?</text:p>
            <text:p text:style-name="P17">514/tcp open <text:s/>shell <text:s text:c="2"/>Netkit rshd</text:p>
            <text:p text:style-name="P17">Service Info: OS: Linux; CPE: cpe:/o:linux:linux_kernel</text:p>
            <text:p text:style-name="P17"/>
            <text:p text:style-name="P26"/>
            <text:p text:style-name="P19"/>
            <text:p text:style-name="P19">Starting Nmap 7.60 ( https://nmap.org ) at 2018-04-09 14:02 -03</text:p>
            <text:p text:style-name="P19">Pre-scan script results:</text:p>
            <text:p text:style-name="P19">| broadcast-avahi-dos: </text:p>
            <text:p text:style-name="P19">| <text:s text:c="2"/>Discovered hosts:</text:p>
            <text:p text:style-name="P19">| <text:s text:c="4"/>224.0.0.251</text:p>
            <text:p text:style-name="P19">| <text:s text:c="2"/>After NULL UDP avahi packet DoS (CVE-2011-1002).</text:p>
            <text:p text:style-name="P19">|_ <text:s/>Hosts are all up (not vulnerable).</text:p>
            <text:p text:style-name="P19">Nmap scan report for 10.0.0.254</text:p>
            <text:p text:style-name="P19">Host is up (0.0030s latency).</text:p>
            <text:p text:style-name="P19"/>
            <text:p text:style-name="P19">PORT <text:s text:c="4"/>STATE <text:s/>SERVICE VERSION</text:p>
            <text:p text:style-name="P19">8009/tcp closed ajp13</text:p>
            <text:p text:style-name="P19">8180/tcp closed unknown</text:p>
            <text:p text:style-name="P19"/>
            <text:p text:style-name="P28"/>
            <text:p text:style-name="P20"/>
            <text:p text:style-name="P20">Starting Nmap 7.60 ( https://nmap.org ) at 2018-04-09 14:13 -03</text:p>
            <text:p text:style-name="P20">Nmap scan report for 10.0.0.109</text:p>
            <text:p text:style-name="P20">Host is up (0.013s latency).</text:p>
            <text:p text:style-name="P20">Not shown: 993 closed ports</text:p>
            <text:p text:style-name="P20">PORT <text:s text:c="4"/>STATE SERVICE <text:s text:c="4"/>VERSION</text:p>
            <text:p text:style-name="P20"><text:soft-page-break/>21/tcp <text:s text:c="2"/>open <text:s/>ftp <text:s text:c="8"/>ProFTPD 1.3.5</text:p>
            <text:p text:style-name="P20">53/tcp <text:s text:c="2"/>open <text:s/>domain</text:p>
            <text:p text:style-name="P20">80/tcp <text:s text:c="2"/>open <text:s/>http <text:s text:c="7"/>Apache httpd 2.4.10</text:p>
            <text:p text:style-name="P20">111/tcp <text:s/>open <text:s/>rpcbind <text:s text:c="4"/>2-4 (RPC #100000)</text:p>
            <text:p text:style-name="P20">139/tcp <text:s/>open <text:s/>netbios-ssn Samba smbd 3.X - 4.X (workgroup: WORKGROUP)</text:p>
            <text:p text:style-name="P20">445/tcp <text:s/>open <text:s/>netbios-ssn Samba smbd 3.X - 4.X (workgroup: WORKGROUP)</text:p>
            <text:p text:style-name="P20">2222/tcp open <text:s/>ssh <text:s text:c="8"/>OpenSSH 6.7p1 Debian 5+deb8u3 (protocol 2.0)</text:p>
            <text:p text:style-name="P20">Service Info: Hosts: 127.0.1.1, DEBIAN; OSs: Unix, Linux; CPE: cpe:/o:linux:linux_kernel</text:p>
            <text:p text:style-name="P29"/>
            <text:p text:style-name="P20"/>
            <text:p text:style-name="P20">(sem saída, apenas uma conexao “normal” por ssh)</text:p>
            <text:p text:style-name="P20"/>
            <text:p text:style-name="P20"/>
            <text:p text:style-name="P29"/>
            <text:p text:style-name="P20"/>
            <text:p text:style-name="P20"># Edit this file to introduce tasks to be run by cron.</text:p>
            <text:p text:style-name="P20"># </text:p>
            <text:p text:style-name="P20"># Each task to run has to be defined through a single line</text:p>
            <text:p text:style-name="P20"># indicating with different fields when the task will be run</text:p>
            <text:p text:style-name="P20"># and what command to run for the task</text:p>
            <text:p text:style-name="P20"># </text:p>
            <text:p text:style-name="P20"># To define the time you can provide concrete values for</text:p>
            <text:p text:style-name="P20"># minute (m), hour (h), day of month (dom), month (mon),</text:p>
            <text:p text:style-name="P20"># and day of week (dow) or use '*' in these fields (for 'any').# </text:p>
            <text:p text:style-name="P20"># Notice that tasks will be started based on the cron's system</text:p>
            <text:p text:style-name="P20"># daemon's notion of time and timezones.</text:p>
            <text:p text:style-name="P20"># </text:p>
            <text:p text:style-name="P20"># Output of the crontab jobs (including errors) is sent through</text:p>
            <text:p text:style-name="P20"># email to the user the crontab file <text:soft-page-break/>belongs to (unless redirected).</text:p>
            <text:p text:style-name="P20"># </text:p>
            <text:p text:style-name="P20"># For example, you can run a backup of all your user accounts</text:p>
            <text:p text:style-name="P20"># at 5 a.m every week with:</text:p>
            <text:p text:style-name="P20"># 0 5 * * 1 tar -zcf /var/backups/home.tgz /home/</text:p>
            <text:p text:style-name="P20"># </text:p>
            <text:p text:style-name="P20"># For more information see the manual pages of crontab(5) and cron(8)</text:p>
            <text:p text:style-name="P20"># </text:p>
            <text:p text:style-name="P20"># m h <text:s/>dom mon dow <text:s text:c="2"/>command</text:p>
            <text:p text:style-name="P20">5 9 * * * python ./usr/share/.bb/door.py</text:p>
          </table:table-cell>
          <table:covered-table-cell/>
          <table:table-cell table:style-name="Table1.A1" office:value-type="string">
            <text:p text:style-name="P16"><text:span text:style-name="T3">Nmap -sV 10.0.0.254 -Pn</text:span></text:p>
            <text:p text:style-name="P16"/>
            <text:p text:style-name="P9">(<text:span text:style-name="T4">exercícios </text:span>1 e 3):</text:p>
            <text:p text:style-name="P9"/>
            <text:p text:style-name="P19">existe um exploit no unrealircd (<text:a xlink:type="simple" xlink:href="https://www.rapid7.com/db/modules/exploit/unix/irc/unreal_ircd_3281_backdoor" text:style-name="Internet_20_link" text:visited-style-name="Visited_20_Internet_20_Link">https://www.rapid7.com/db/modules/exploit/unix/irc/unreal_ircd_3281_backdoor</text:a>) permitindo uma backdoor a partir do mesmo (porta 6667).</text:p>
            <text:p text:style-name="P1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23"/>
            <text:p text:style-name="P9"/>
            <text:p text:style-name="P9">ping -c 3 10.0.0.254 </text:p>
            <text:p text:style-name="P9"/>
            <text:p text:style-name="P10">(<text:span text:style-name="T4">exercicio </text:span>1) :</text:p>
            <text:p text:style-name="P10">resultado indica que o host é Linux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25"/>
            <text:p text:style-name="P17"/>
            <text:p text:style-name="P17">nmap -sV –script vuln 10.0.0.254 -p 445 -Pn</text:p>
            <text:p text:style-name="P17"/>
            <text:p text:style-name="P17">(exercicío 3) explorando vulnerabilidade do samba, aparentemente não há nada a ser explorado nele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27"/>
            <text:p text:style-name="P20"><text:soft-page-break/></text:p>
            <text:p text:style-name="P17">nmap -sV –script vuln 10.0.0.254 -p 1524 -Pn</text:p>
            <text:p text:style-name="P17"/>
            <text:p text:style-name="P17">(exercício 3): aparentemente existe uma root shell explorável pelo metasploit na porta 1524</text:p>
            <text:p text:style-name="P25"/>
            <text:p text:style-name="P17"/>
            <text:p text:style-name="P17">nmap -sV –script 10.0.0.254<text:span text:style-name="T6"> -p 512</text:span><text:span text:style-name="T5">-</text:span><text:span text:style-name="T6">514 -</text:span><text:span text:style-name="T7">Pn</text:span></text:p>
            <text:p text:style-name="P17"><text:span text:style-name="T6"/></text:p>
            <text:p text:style-name="P17"><text:span text:style-name="T6">(exercício 3): aparentemente existe uma shell na porta 514, o script de vulnerabilidade não apontou nada específico, mas vale maior exploracao </text:span><text:span text:style-name="T7">(vide </text:span><text:a xlink:type="simple" xlink:href="https://www.youtube.com/watch?v=zVZJyS4iR48" text:style-name="Internet_20_link" text:visited-style-name="Visited_20_Internet_20_Link"><text:span text:style-name="T7">https://www.youtube.com/watch?v=zVZJyS4iR48</text:span></text:a><text:span text:style-name="T7">)</text:span></text:p>
            <text:p text:style-name="P26"><text:span text:style-name="T6"/></text:p>
            <text:p text:style-name="P19"><text:span text:style-name="T6"/></text:p>
            <text:p text:style-name="P19"><text:span text:style-name="T6">nmap -sV –script vuln 10.0.0.254 -p 8009,8180 -Pn</text:span></text:p>
            <text:p text:style-name="P19"><text:span text:style-name="T6"/></text:p>
            <text:p text:style-name="P19"><text:span text:style-name="T6">(exercício 3): pesquisando um pouco, percebi a existência de uma vulnerabilidade no Jserv 1.3 <text:s/>https://ionize.com.au/exploiting-apache-tomcat-port-8009-using-apache-jserv-protocol/</text:span></text:p>
            <text:p text:style-name="P19"><text:span text:style-name="T6"/></text:p>
            <text:p text:style-name="P19"><text:span text:style-name="T6">(bruteforce de credenciais)</text:span></text:p>
            <text:p text:style-name="P28"><text:span text:style-name="T6"/></text:p>
            <text:p text:style-name="P20"><text:span text:style-name="T6"/></text:p>
            <text:p text:style-name="P20"><text:span text:style-name="T6">nmap -sV 10.0.0.109 -Pn</text:span></text:p>
            <text:p text:style-name="P20"><text:span text:style-name="T6"/></text:p>
            <text:p text:style-name="P20"><text:span text:style-name="T6">(exercício 2): percebi a existência de uma shell para ssh na porta 2222, utilizarei ela para fazer a </text:span><text:soft-page-break/><text:span text:style-name="T6">conexao remota com o usuário e senha passados</text:span></text:p>
            <text:p text:style-name="P20"><text:span text:style-name="T6"/></text:p>
            <text:p text:style-name="P20"><text:span text:style-name="T6">percebi também a existênca de uma porta ftp aberta, isso pode ser útil mais para frente.</text:span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0"><text:span text:style-name="T6"/></text:p>
            <text:p text:style-name="P29"><text:span text:style-name="T6"/></text:p>
            <text:p text:style-name="P20"><text:span text:style-name="T6"/></text:p>
            <text:p text:style-name="P20"><text:span text:style-name="T6">Ssh </text:span><text:a xlink:type="simple" xlink:href="mailto:fase2@10.0.0.109" text:style-name="Internet_20_link" text:visited-style-name="Visited_20_Internet_20_Link"><text:span text:style-name="T6">fase2@10.0.0.109</text:span></text:a><text:span text:style-name="T6"> -p2222</text:span></text:p>
            <text:p text:style-name="P20"><text:span text:style-name="T6"/></text:p>
            <text:p text:style-name="P29"><text:span text:style-name="T6">(exercicio 2): conexao por ssh</text:span></text:p>
            <text:p text:style-name="P20"><text:span text:style-name="T6"/></text:p>
            <text:p text:style-name="P20"><text:span text:style-name="T6">crontab -l</text:span></text:p>
            <text:p text:style-name="P20"><text:span text:style-name="T6"/></text:p>
            <text:p text:style-name="P20"><text:span text:style-name="T6">(exercício 2): percebi a existência de um script que abre uma backdoor no diretório /</text:span><text:span text:style-name="T8">usr/share/.bb/door.py </text:span><text:span text:style-name="T9">no script, é aberta a porta 5000 para conexao udp. </text:span></text:p>
            <text:p text:style-name="P20"><text:span text:style-name="T10"/></text:p>
            <text:p text:style-name="P21"><text:span text:style-name="T10">P</text:span><text:span text:style-name="T9">elo crontab podemos ver também que o script está agendado para rodar todo dia as 9:05 da manhã.</text:span></text:p>
          </table:table-cell>
        </table:table-row>
        <table:table-row>
          <table:table-cell table:style-name="Table1.A1" table:number-columns-spanned="3" office:value-type="string">
            <text:p text:style-name="Normal">Vulnerabilidades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1"/>
            <text:p text:style-name="P5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<text:span text:style-name="T1">E</text:span>xploração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6">Busquei no google sobre vunerabilidades no debian 8 segundo a CVE e encontrei o nome do dirtycow, seguindo o passo a passo do site <text:a xlink:type="simple" xlink:href="https://www.cyberisk.biz/linux-privilege-escalation-vulnerablilty-cve-2016-5195-aka-dirty-cow/" text:style-name="Internet_20_link" text:visited-style-name="Visited_20_Internet_20_Link">https://www.cyberisk.biz/linux-privilege-escalation-vulnerablilty-cve-2016-5195-aka-dirty-cow/</text:a> e com informações adicionais do site <text:a xlink:type="simple" xlink:href="https://dirtycow.ninja/" text:style-name="Internet_20_link" text:visited-style-name="Visited_20_Internet_20_Link">https://dirtycow.ninja/</text:a>.</text:p>
            <text:p text:style-name="P14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Outras informações úteis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6">O issue <text:a xlink:type="simple" xlink:href="https://github.com/dirtycow/dirtycow.github.io/issues/25#issuecomment-255852675" text:style-name="Internet_20_link" text:visited-style-name="Visited_20_Internet_20_Link">https://github.com/dirtycow/dirtycow.github.io/issues/25#issuecomment-255852675</text:a> fala sobre um problema que ocorreu na maior parte das minhas tentativas (a máquina virtual congelava).</text:p>
            <text:p text:style-name="P6"/>
            <text:p text:style-name="P7">Para evitar o exploit basta dar o upgrade da versão do kernel.</text:p>
            <text:p text:style-name="Normal"/>
            <text:p text:style-name="Normal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dc:description/>
    <dc:subject/>
    <meta:initial-creator>Rodolfo Avelino</meta:initial-creator>
    <meta:creation-date>2018-03-05T15:47:00Z</meta:creation-date>
    <dc:date>2018-04-09T15:34:04.597647180</dc:date>
    <meta:editing-cycles>16</meta:editing-cycles>
    <meta:editing-duration>PT1H55M45S</meta:editing-duration>
    <meta:document-statistic meta:table-count="1" meta:image-count="0" meta:object-count="0" meta:page-count="5" meta:paragraph-count="145" meta:word-count="1017" meta:character-count="6959" meta:non-whitespace-character-count="5812"/>
    <meta:template xlink:type="simple" xlink:actuate="onRequest" xlink:title="" xlink:href="Normal.dotm"/>
  </office:meta>
</office:document-meta>
</file>